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c8770" officeooo:paragraph-rsid="000c8770" style:font-size-asian="12.25pt" style:font-size-complex="14pt"/>
    </style:style>
    <style:style style:name="P2" style:family="paragraph" style:parent-style-name="Standard">
      <style:paragraph-properties fo:text-align="start" style:justify-single-word="false"/>
      <style:text-properties fo:font-size="14pt" officeooo:rsid="000c8770" officeooo:paragraph-rsid="000c8770" style:font-size-asian="12.25pt" style:font-size-complex="14pt"/>
    </style:style>
    <style:style style:name="P3" style:family="paragraph" style:parent-style-name="Standard">
      <style:paragraph-properties fo:text-align="start" style:justify-single-word="false"/>
      <style:text-properties fo:font-size="12pt" fo:font-weight="bold" officeooo:rsid="000c8770" officeooo:paragraph-rsid="000c8770"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officeooo:rsid="000c8770" officeooo:paragraph-rsid="000c8770" style:font-size-asian="12pt" style:font-weight-asian="normal" style:font-size-complex="12pt"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etings Protocol #2</text:p>
      <text:p text:style-name="P2"/>
      <text:p text:style-name="P3">Overzicht</text:p>
      <text:p text:style-name="P4"/>
      <text:p text:style-name="P4">Op woensdag 6 juni hebben we nog wat taken verdeelt. Pasqual zou aan de slag gaan met het invullen van de lege waardes in het databestand met behulp van gemiddeldes de knie proberen te krijgen. Jochem was bezig met een andere methode om de lege waardes in te vullen, namelijk met de decision tree. Peter ging alvast aan de slag met het clusteren van de variabelen, zodat elk lid van het groepje een antal variabelen had die hij zou interpreteren.</text:p>
      <text:p text:style-name="P4"/>
      <text:p text:style-name="P3">Problemen</text:p>
      <text:p text:style-name="P3"><text:span text:style-name="T1"/></text:p>
      <text:p text:style-name="P3"><text:span text:style-name="T1">We zijn erachter gekomen dat we toch de lege cellen gaan invullen met de gemiddeldes, aangezien de decision tree lastig blijkt te zijn en veel tijd in beslag neemt. Pas wanneer er aan het eind nog veel tijd over is, kunnen we besluiten de lege cellen in te vullen met behulp van decision trees.</text:span></text:p>
      <text:p text:style-name="P3"><text:span text:style-name="T1"/></text:p>
      <text:p text:style-name="P3">Verloop</text:p>
      <text:p text:style-name="P3"/>
      <text:p text:style-name="P4">Onze groep ligt zeker op schema, voor de volgende meetings willen wij alle data hebben ingevuld en de data hebben verwerkt naar een bestand, zodat de computer er goed mee overweg kan. Daarnaast gaan we aan de slag met het interpreteren van de data en mogelijke verbanden leggen tussen gebeurtenissen en de data op dat mo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08:44:59.312409608</meta:creation-date>
    <dc:date>2018-06-07T08:58:30.655360135</dc:date>
    <meta:editing-duration>PT13M28S</meta:editing-duration>
    <meta:editing-cycles>5</meta:editing-cycles>
    <meta:generator>LibreOffice/5.1.6.2$Linux_X86_64 LibreOffice_project/10m0$Build-2</meta:generator>
    <meta:document-statistic meta:table-count="0" meta:image-count="0" meta:object-count="0" meta:page-count="1" meta:paragraph-count="7" meta:word-count="196" meta:character-count="1110" meta:non-whitespace-character-count="921"/>
  </office:meta>
</office:document-meta>
</file>